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ckwell" officeooo:rsid="00169272" officeooo:paragraph-rsid="00169272"/>
    </style:style>
    <style:style style:name="P2" style:family="paragraph" style:parent-style-name="Standard">
      <style:text-properties style:font-name="Rockwell" officeooo:rsid="00196cd2" officeooo:paragraph-rsid="00196cd2"/>
    </style:style>
    <style:style style:name="T1" style:family="text">
      <style:text-properties officeooo:rsid="0016d95f"/>
    </style:style>
    <style:style style:name="T2" style:family="text">
      <style:text-properties officeooo:rsid="001773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vid Braben est l'inventeur du Raspberry Pi.</text:p>
      <text:p text:style-name="P1">Son iventeur , David braben est né en 1964 <text:span text:style-name="T2">a Basford</text:span> au Royaume uni.</text:p>
      <text:p text:style-name="P1"/>
      <text:p text:style-name="P1">Davide Branben programma Elite aux cotés de lan Bell alors qu'ils étudiaient à l'Université de cambridge. Par la suite , il développa Zarch sur Acorn Archimedes (porté ensuite sur défférentes plate-forme sous le nom de Virus ).</text:p>
      <text:p text:style-name="P1"/>
      <text:p text:style-name="P1">Après zarch , Braben fonda Frontier Developments, une société de développement de jeux vidéo dont le premier projet a été la création d'une suite pour Elite intitulée Frontier : Elite II. Actuellement <text:span text:style-name="T1">Braben est toujours le dirigeant de la compag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4:46:33.923000000</meta:creation-date>
    <dc:date>2016-01-08T16:15:29.398000000</dc:date>
    <meta:editing-duration>PT28M4S</meta:editing-duration>
    <meta:editing-cycles>1</meta:editing-cycles>
    <meta:document-statistic meta:table-count="0" meta:image-count="0" meta:object-count="0" meta:page-count="1" meta:paragraph-count="4" meta:word-count="98" meta:character-count="590" meta:non-whitespace-character-count="496"/>
    <meta:generator>LibreOffice/4.2.6.2$Windows_x86 LibreOffice_project/185f2ce4dcc34af9bd97dec29e6d42c39557298f</meta:generator>
  </office:meta>
</office:document-meta>
</file>